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6.666cm"/>
    </style:style>
    <style:style style:name="co7" style:family="table-column">
      <style:table-column-properties fo:break-before="auto" style:column-width="10.42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368cm"/>
    </style:style>
    <style:style style:name="co5" style:family="table-column">
      <style:table-column-properties fo:break-before="auto" style:column-width="12.9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ray" table:style-name="ta1"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Completion</text:p>
          </table:table-cell>
        </table:table-row>
        <table:table-row table:style-name="ro1">
          <table:table-cell office:value-type="string" calcext:value-type="string">
            <text:p><text:s/>Two Sum </text:p>
          </table:table-cell>
          <table:table-cell office:value-type="string" calcext:value-type="string">
            <text:p> <text:a xlink:href="https://leetcode.com/problems/two-sum/" xlink:type="simple">https://leetcode.com/problems/two-sum/</text:a>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<text:s/>Best Time to Buy and Sell Stock </text:p>
          </table:table-cell>
          <table:table-cell office:value-type="string" calcext:value-type="string">
            <text:p> <text:a xlink:href="https://leetcode.com/problems/best-time-to-buy-and-sell-stock" xlink:type="simple">https://leetcode.com/problems/best-time-to-buy-and-sell-stock</text:a>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<text:s/>Contains Duplicate </text:p>
          </table:table-cell>
          <table:table-cell office:value-type="string" calcext:value-type="string">
            <text:p> <text:a xlink:href="https://leetcode.com/problems/contains-duplicate" xlink:type="simple">https://leetcode.com/problems/contains-duplicate</text:a>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<text:s/>Product of Array Except Self </text:p>
          </table:table-cell>
          <table:table-cell office:value-type="string" calcext:value-type="string">
            <text:p>https://leetcode.com/problems/product-of-array-except-self/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<text:s/>Maximum Subarray </text:p>
          </table:table-cell>
          <table:table-cell office:value-type="string" calcext:value-type="string">
            <text:p> <text:a xlink:href="https://leetcode.com/problems/maximum-subarray" xlink:type="simple">https://leetcode.com/problems/maximum-subarray</text:a>/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<text:s/>Maximum Product Subarray </text:p>
          </table:table-cell>
          <table:table-cell office:value-type="string" calcext:value-type="string">
            <text:p> <text:a xlink:href="https://leetcode.com/problems/maximum-product-subarray" xlink:type="simple">https://leetcode.com/problems/maximum-product-subarray</text:a>/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<text:s/>Find Minimum in Rotated Sorted Array </text:p>
          </table:table-cell>
          <table:table-cell office:value-type="string" calcext:value-type="string">
            <text:p> <text:a xlink:href="https://leetcode.com/problems/find-minimum-in-rotated-sorted-array" xlink:type="simple">https://leetcode.com/problems/find-minimum-in-rotated-sorted-array</text:a>/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<text:s/>Search in Rotated Sorted Array </text:p>
          </table:table-cell>
          <table:table-cell office:value-type="string" calcext:value-type="string">
            <text:p> <text:a xlink:href="https://leetcode.com/problems/search-in-rotated-sorted-array" xlink:type="simple">https://leetcode.com/problems/search-in-rotated-sorted-array</text:a>/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<text:s/>3Sum </text:p>
          </table:table-cell>
          <table:table-cell office:value-type="string" calcext:value-type="string">
            <text:p> https://leetcode.com/problems/3sum/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<text:s/>Container With Most Water </text:p>
          </table:table-cell>
          <table:table-cell office:value-type="string" calcext:value-type="string">
            <text:p> <text:a xlink:href="https://leetcode.com/problems/container-with-most-water" xlink:type="simple">https://leetcode.com/problems/container-with-most-water</text:a>/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t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jority Element</text:p>
          </table:table-cell>
          <table:table-cell office:value-type="string" calcext:value-type="string">
            <text:p>https://leetcode.com/problems/majority-element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quares of a Sorted Array</text:p>
          </table:table-cell>
          <table:table-cell office:value-type="string" calcext:value-type="string">
            <text:p>https://leetcode.com/problems/squares-of-a-sorted-array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Moving Zeroes</text:p>
          </table:table-cell>
          <table:table-cell office:value-type="string" calcext:value-type="string">
            <text:p>https://leetcode.com/problems/move-zeroes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Done</text:p>
          </table:table-cell>
        </table:table-row>
      </table:table>
      <table:table table:name="String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Longest Substring Without Repeating Characters </text:p>
          </table:table-cell>
          <table:table-cell office:value-type="string" calcext:value-type="string">
            <text:p>https://leetcode.com/problems/longest-substring-without-repeating-characters/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Longest Repeating Character Replacement </text:p>
          </table:table-cell>
          <table:table-cell office:value-type="string" calcext:value-type="string">
            <text:p>https://leetcode.com/problems/longest-repeating-character-replacement/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Minimum Window Substring </text:p>
          </table:table-cell>
          <table:table-cell office:value-type="string" calcext:value-type="string">
            <text:p>https://leetcode.com/problems/minimum-window-substring/</text:p>
          </table:table-cell>
          <table:table-cell office:value-type="string" calcext:value-type="string">
            <text:p>Hard</text:p>
          </table:table-cell>
          <table:table-cell/>
        </table:table-row>
        <table:table-row table:style-name="ro1">
          <table:table-cell office:value-type="string" calcext:value-type="string">
            <text:p>Valid Anagram </text:p>
          </table:table-cell>
          <table:table-cell office:value-type="string" calcext:value-type="string">
            <text:p>https://leetcode.com/problems/valid-anagram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Group Anagrams </text:p>
          </table:table-cell>
          <table:table-cell office:value-type="string" calcext:value-type="string">
            <text:p>https://leetcode.com/problems/group-anagrams/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Valid Parentheses </text:p>
          </table:table-cell>
          <table:table-cell office:value-type="string" calcext:value-type="string">
            <text:p>https://leetcode.com/problems/valid-parentheses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Valid Palindrome </text:p>
          </table:table-cell>
          <table:table-cell office:value-type="string" calcext:value-type="string">
            <text:p>https://leetcode.com/problems/valid-palindrome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Longest Palindromic Substring </text:p>
          </table:table-cell>
          <table:table-cell office:value-type="string" calcext:value-type="string">
            <text:p>https://leetcode.com/problems/longest-palindromic-substring/</text:p>
          </table:table-cell>
          <table:table-cell office:value-type="string" calcext:value-type="string">
            <text:p>Hard</text:p>
          </table:table-cell>
          <table:table-cell/>
        </table:table-row>
        <table:table-row table:style-name="ro1">
          <table:table-cell office:value-type="string" calcext:value-type="string">
            <text:p>Palindromic Substrings </text:p>
          </table:table-cell>
          <table:table-cell office:value-type="string" calcext:value-type="string">
            <text:p>https://leetcode.com/problems/palindromic-substrings/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table:style-name="Bad" office:value-type="string" calcext:value-type="string">
            <text:p>Encode and Decode Strings (Leetcode Premium) </text:p>
          </table:table-cell>
          <table:table-cell office:value-type="string" calcext:value-type="string">
            <text:p>https://leetcode.com/problems/encode-and-decode-strings/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Ext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gest Palindrome </text:p>
          </table:table-cell>
          <table:table-cell office:value-type="string" calcext:value-type="string">
            <text:p>https://leetcode.com/problems/longest-palindrome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Done</text:p>
          </table:table-cell>
        </table:table-row>
      </table:table>
      <table:table table:name="Matrix" table:style-name="ta1">
        <table:table-column table:style-name="co3" table:default-cell-style-name="Default"/>
        <table:table-row table:style-name="ro1">
          <table:table-cell office:value-type="string" calcext:value-type="string">
            <text:p>Matrix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Set Matrix Zeroes - https://leetcode.com/problems/set-matrix-zeroes/</text:p>
          </table:table-cell>
        </table:table-row>
        <table:table-row table:style-name="ro1">
          <table:table-cell office:value-type="string" calcext:value-type="string">
            <text:p>- Spiral Matrix - https://leetcode.com/problems/spiral-matrix/</text:p>
          </table:table-cell>
        </table:table-row>
        <table:table-row table:style-name="ro1">
          <table:table-cell office:value-type="string" calcext:value-type="string">
            <text:p>- Rotate Image - https://leetcode.com/problems/rotate-image/</text:p>
          </table:table-cell>
        </table:table-row>
        <table:table-row table:style-name="ro1">
          <table:table-cell office:value-type="string" calcext:value-type="string">
            <text:p>- Word Search - https://leetcode.com/problems/word-search/</text:p>
          </table:table-cell>
        </table:table-row>
      </table:table>
      <table:table table:name="Binary" table:style-name="ta1">
        <table:table-column table:style-name="co3" table:default-cell-style-name="Default"/>
        <table:table-row table:style-name="ro1">
          <table:table-cell office:value-type="string" calcext:value-type="string">
            <text:p>Binar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Sum of Two Integers - https://leetcode.com/problems/sum-of-two-integers/</text:p>
          </table:table-cell>
        </table:table-row>
        <table:table-row table:style-name="ro1">
          <table:table-cell office:value-type="string" calcext:value-type="string">
            <text:p>- Number of 1 Bits - https://leetcode.com/problems/number-of-1-bits/</text:p>
          </table:table-cell>
        </table:table-row>
        <table:table-row table:style-name="ro1">
          <table:table-cell office:value-type="string" calcext:value-type="string">
            <text:p>- Counting Bits - https://leetcode.com/problems/counting-bits/</text:p>
          </table:table-cell>
        </table:table-row>
        <table:table-row table:style-name="ro1">
          <table:table-cell office:value-type="string" calcext:value-type="string">
            <text:p>- Missing Number - https://leetcode.com/problems/missing-number/</text:p>
          </table:table-cell>
        </table:table-row>
        <table:table-row table:style-name="ro1">
          <table:table-cell office:value-type="string" calcext:value-type="string">
            <text:p>- Reverse Bits - https://leetcode.com/problems/reverse-bits/</text:p>
          </table:table-cell>
        </table:table-row>
      </table:table>
      <table:table table:name="Dynamic Prog" table:style-name="ta1">
        <table:table-column table:style-name="co3" table:default-cell-style-name="Default"/>
        <table:table-row table:style-name="ro1">
          <table:table-cell office:value-type="string" calcext:value-type="string">
            <text:p>Dynamic Programmi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Climbing Stairs - https://leetcode.com/problems/climbing-stairs/</text:p>
          </table:table-cell>
        </table:table-row>
        <table:table-row table:style-name="ro1">
          <table:table-cell office:value-type="string" calcext:value-type="string">
            <text:p>- Coin Change - https://leetcode.com/problems/coin-change/</text:p>
          </table:table-cell>
        </table:table-row>
        <table:table-row table:style-name="ro1">
          <table:table-cell office:value-type="string" calcext:value-type="string">
            <text:p>- Longest Increasing Subsequence - https://leetcode.com/problems/longest-increasing-subsequence/</text:p>
          </table:table-cell>
        </table:table-row>
        <table:table-row table:style-name="ro1">
          <table:table-cell office:value-type="string" calcext:value-type="string">
            <text:p>- Longest Common Subsequence -</text:p>
          </table:table-cell>
        </table:table-row>
        <table:table-row table:style-name="ro1">
          <table:table-cell office:value-type="string" calcext:value-type="string">
            <text:p>- Word Break Problem - https://leetcode.com/problems/word-break/</text:p>
          </table:table-cell>
        </table:table-row>
        <table:table-row table:style-name="ro1">
          <table:table-cell office:value-type="string" calcext:value-type="string">
            <text:p>- Combination Sum - https://leetcode.com/problems/combination-sum-iv/</text:p>
          </table:table-cell>
        </table:table-row>
        <table:table-row table:style-name="ro1">
          <table:table-cell office:value-type="string" calcext:value-type="string">
            <text:p>- House Robber - https://leetcode.com/problems/house-robber/</text:p>
          </table:table-cell>
        </table:table-row>
        <table:table-row table:style-name="ro1">
          <table:table-cell office:value-type="string" calcext:value-type="string">
            <text:p>- House Robber II - https://leetcode.com/problems/house-robber-ii/</text:p>
          </table:table-cell>
        </table:table-row>
        <table:table-row table:style-name="ro1">
          <table:table-cell office:value-type="string" calcext:value-type="string">
            <text:p>- Decode Ways - https://leetcode.com/problems/decode-ways/</text:p>
          </table:table-cell>
        </table:table-row>
        <table:table-row table:style-name="ro1">
          <table:table-cell office:value-type="string" calcext:value-type="string">
            <text:p>- Unique Paths - https://leetcode.com/problems/unique-paths/</text:p>
          </table:table-cell>
        </table:table-row>
        <table:table-row table:style-name="ro1">
          <table:table-cell office:value-type="string" calcext:value-type="string">
            <text:p>- Jump Game - https://leetcode.com/problems/jump-game/</text:p>
          </table:table-cell>
        </table:table-row>
      </table:table>
      <table:table table:name="Graph" table:style-name="ta1">
        <table:table-column table:style-name="co3" table:default-cell-style-name="Default"/>
        <table:table-row table:style-name="ro1">
          <table:table-cell office:value-type="string" calcext:value-type="string">
            <text:p>Grap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Clone Graph - https://leetcode.com/problems/clone-graph/</text:p>
          </table:table-cell>
        </table:table-row>
        <table:table-row table:style-name="ro1">
          <table:table-cell office:value-type="string" calcext:value-type="string">
            <text:p>- Course Schedule - https://leetcode.com/problems/course-schedule/</text:p>
          </table:table-cell>
        </table:table-row>
        <table:table-row table:style-name="ro1">
          <table:table-cell office:value-type="string" calcext:value-type="string">
            <text:p>- Pacific Atlantic Water Flow - https://leetcode.com/problems/pacific-atlantic-water-flow/</text:p>
          </table:table-cell>
        </table:table-row>
        <table:table-row table:style-name="ro1">
          <table:table-cell office:value-type="string" calcext:value-type="string">
            <text:p>- Number of Islands - https://leetcode.com/problems/number-of-islands/</text:p>
          </table:table-cell>
        </table:table-row>
        <table:table-row table:style-name="ro1">
          <table:table-cell office:value-type="string" calcext:value-type="string">
            <text:p>- Longest Consecutive Sequence - https://leetcode.com/problems/longest-consecutive-sequence/</text:p>
          </table:table-cell>
        </table:table-row>
        <table:table-row table:style-name="ro1">
          <table:table-cell office:value-type="string" calcext:value-type="string">
            <text:p>- Alien Dictionary (Leetcode Premium) - https://leetcode.com/problems/alien-dictionary/</text:p>
          </table:table-cell>
        </table:table-row>
        <table:table-row table:style-name="ro1">
          <table:table-cell office:value-type="string" calcext:value-type="string">
            <text:p>- Graph Valid Tree (Leetcode Premium) - https://leetcode.com/problems/graph-valid-tree/</text:p>
          </table:table-cell>
        </table:table-row>
        <table:table-row table:style-name="ro1">
          <table:table-cell office:value-type="string" calcext:value-type="string">
            <text:p>- Number of Connected Components in an Undirected Graph (Leetcode Premium) - https://leetcode.com/problems/number-of-connected-components-in-an-undirected-graph/</text:p>
          </table:table-cell>
        </table:table-row>
      </table:table>
      <table:table table:name="Interval" table:style-name="ta1">
        <table:table-column table:style-name="co3" table:default-cell-style-name="Default"/>
        <table:table-row table:style-name="ro1">
          <table:table-cell office:value-type="string" calcext:value-type="string">
            <text:p>Interva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Insert Interval - https://leetcode.com/problems/insert-interval/</text:p>
          </table:table-cell>
        </table:table-row>
        <table:table-row table:style-name="ro1">
          <table:table-cell office:value-type="string" calcext:value-type="string">
            <text:p>- Merge Intervals - https://leetcode.com/problems/merge-intervals/</text:p>
          </table:table-cell>
        </table:table-row>
        <table:table-row table:style-name="ro1">
          <table:table-cell office:value-type="string" calcext:value-type="string">
            <text:p>- Non-overlapping Intervals - https://leetcode.com/problems/non-overlapping-intervals/</text:p>
          </table:table-cell>
        </table:table-row>
        <table:table-row table:style-name="ro1">
          <table:table-cell office:value-type="string" calcext:value-type="string">
            <text:p>- Meeting Rooms (Leetcode Premium) - https://leetcode.com/problems/meeting-rooms/</text:p>
          </table:table-cell>
        </table:table-row>
        <table:table-row table:style-name="ro1">
          <table:table-cell office:value-type="string" calcext:value-type="string">
            <text:p>- Meeting Rooms II (Leetcode Premium) - https://leetcode.com/problems/meeting-rooms-ii/</text:p>
          </table:table-cell>
        </table:table-row>
      </table:table>
      <table:table table:name="Linked List" table:style-name="ta1">
        <table:table-column table:style-name="co3" table:default-cell-style-name="Default"/>
        <table:table-row table:style-name="ro1">
          <table:table-cell office:value-type="string" calcext:value-type="string">
            <text:p>Linked Lis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Reverse a Linked List - https://leetcode.com/problems/reverse-linked-list/</text:p>
          </table:table-cell>
        </table:table-row>
        <table:table-row table:style-name="ro1">
          <table:table-cell office:value-type="string" calcext:value-type="string">
            <text:p>- Detect Cycle in a Linked List - https://leetcode.com/problems/linked-list-cycle/</text:p>
          </table:table-cell>
        </table:table-row>
        <table:table-row table:style-name="ro1">
          <table:table-cell office:value-type="string" calcext:value-type="string">
            <text:p>- Merge Two Sorted Lists - https://leetcode.com/problems/merge-two-sorted-lists/</text:p>
          </table:table-cell>
        </table:table-row>
        <table:table-row table:style-name="ro1">
          <table:table-cell office:value-type="string" calcext:value-type="string">
            <text:p>- Merge K Sorted Lists - https://leetcode.com/problems/merge-k-sorted-lists/</text:p>
          </table:table-cell>
        </table:table-row>
        <table:table-row table:style-name="ro1">
          <table:table-cell office:value-type="string" calcext:value-type="string">
            <text:p>- Remove Nth Node From End Of List - https://leetcode.com/problems/remove-nth-node-from-end-of-list/</text:p>
          </table:table-cell>
        </table:table-row>
        <table:table-row table:style-name="ro1">
          <table:table-cell office:value-type="string" calcext:value-type="string">
            <text:p>- Reorder List - https://leetcode.com/problems/reorder-list/</text:p>
          </table:table-cell>
        </table:table-row>
      </table:table>
      <table:table table:name="Tree" table:style-name="ta1">
        <table:table-column table:style-name="co3" table:default-cell-style-name="Default"/>
        <table:table-row table:style-name="ro1">
          <table:table-cell office:value-type="string" calcext:value-type="string">
            <text:p>Tre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Maximum Depth of Binary Tree - https://leetcode.com/problems/maximum-depth-of-binary-tree/</text:p>
          </table:table-cell>
        </table:table-row>
        <table:table-row table:style-name="ro1">
          <table:table-cell office:value-type="string" calcext:value-type="string">
            <text:p>- Same Tree - https://leetcode.com/problems/same-tree/</text:p>
          </table:table-cell>
        </table:table-row>
        <table:table-row table:style-name="ro1">
          <table:table-cell office:value-type="string" calcext:value-type="string">
            <text:p>- Invert/Flip Binary Tree - https://leetcode.com/problems/invert-binary-tree/</text:p>
          </table:table-cell>
        </table:table-row>
        <table:table-row table:style-name="ro1">
          <table:table-cell office:value-type="string" calcext:value-type="string">
            <text:p>- Binary Tree Maximum Path Sum - https://leetcode.com/problems/binary-tree-maximum-path-sum/</text:p>
          </table:table-cell>
        </table:table-row>
        <table:table-row table:style-name="ro1">
          <table:table-cell office:value-type="string" calcext:value-type="string">
            <text:p>- Binary Tree Level Order Traversal - https://leetcode.com/problems/binary-tree-level-order-traversal/</text:p>
          </table:table-cell>
        </table:table-row>
        <table:table-row table:style-name="ro1">
          <table:table-cell office:value-type="string" calcext:value-type="string">
            <text:p>- Serialize and Deserialize Binary Tree - https://leetcode.com/problems/serialize-and-deserialize-binary-tree/</text:p>
          </table:table-cell>
        </table:table-row>
        <table:table-row table:style-name="ro1">
          <table:table-cell office:value-type="string" calcext:value-type="string">
            <text:p>- Subtree of Another Tree - https://leetcode.com/problems/subtree-of-another-tree/</text:p>
          </table:table-cell>
        </table:table-row>
        <table:table-row table:style-name="ro1">
          <table:table-cell office:value-type="string" calcext:value-type="string">
            <text:p>- Construct Binary Tree from Preorder and Inorder Traversal - https://leetcode.com/problems/construct-binary-tree-from-preorder-and-inorder-traversal/</text:p>
          </table:table-cell>
        </table:table-row>
        <table:table-row table:style-name="ro1">
          <table:table-cell office:value-type="string" calcext:value-type="string">
            <text:p>- Validate Binary Search Tree - https://leetcode.com/problems/validate-binary-search-tree/</text:p>
          </table:table-cell>
        </table:table-row>
        <table:table-row table:style-name="ro1">
          <table:table-cell office:value-type="string" calcext:value-type="string">
            <text:p>- Kth Smallest Element in a BST - https://leetcode.com/problems/kth-smallest-element-in-a-bst/</text:p>
          </table:table-cell>
        </table:table-row>
        <table:table-row table:style-name="ro1">
          <table:table-cell office:value-type="string" calcext:value-type="string">
            <text:p>- Lowest Common Ancestor of BST - https://leetcode.com/problems/lowest-common-ancestor-of-a-binary-search-tree/</text:p>
          </table:table-cell>
        </table:table-row>
        <table:table-row table:style-name="ro1">
          <table:table-cell office:value-type="string" calcext:value-type="string">
            <text:p>- Implement Trie (Prefix Tree) - https://leetcode.com/problems/implement-trie-prefix-tree/</text:p>
          </table:table-cell>
        </table:table-row>
        <table:table-row table:style-name="ro1">
          <table:table-cell office:value-type="string" calcext:value-type="string">
            <text:p>- Add and Search Word - https://leetcode.com/problems/add-and-search-word-data-structure-design/</text:p>
          </table:table-cell>
        </table:table-row>
        <table:table-row table:style-name="ro1">
          <table:table-cell office:value-type="string" calcext:value-type="string">
            <text:p>- Word Search II - https://leetcode.com/problems/word-search-ii/</text:p>
          </table:table-cell>
        </table:table-row>
      </table:table>
      <table:table table:name="Heap" table:style-name="ta1">
        <table:table-column table:style-name="co3" table:default-cell-style-name="Default"/>
        <table:table-row table:style-name="ro1">
          <table:table-cell office:value-type="string" calcext:value-type="string">
            <text:p>Heap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Merge K Sorted Lists - https://leetcode.com/problems/merge-k-sorted-lists/</text:p>
          </table:table-cell>
        </table:table-row>
        <table:table-row table:style-name="ro1">
          <table:table-cell office:value-type="string" calcext:value-type="string">
            <text:p>- Top K Frequent Elements - https://leetcode.com/problems/top-k-frequent-elements/</text:p>
          </table:table-cell>
        </table:table-row>
        <table:table-row table:style-name="ro1">
          <table:table-cell office:value-type="string" calcext:value-type="string">
            <text:p>- Find Median from Data Stream - https://leetcode.com/problems/find-median-from-data-stream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7T19:56:39.110000000</meta:creation-date>
    <dc:date>2023-06-06T23:43:38.017802828</dc:date>
    <meta:editing-duration>PT6H27M28S</meta:editing-duration>
    <meta:editing-cycles>59</meta:editing-cycles>
    <meta:generator>LibreOffice/7.3.7.2$Linux_X86_64 LibreOffice_project/30$Build-2</meta:generator>
    <meta:document-statistic meta:table-count="10" meta:cell-count="155" meta:object-count="0"/>
    <meta:user-defined meta:name="ProgId">Excel.Sheet</meta:user-defined>
  </office:meta>
</office:document-meta>
</file>